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3333"/>
    </style:style>
    <style:style style:name="T1" style:family="text">
      <style:text-properties style:text-position="33%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º3</text:p>
      <text:p text:style-name="Subtitle">Nahuel Defossé</text:p>
      <text:p text:style-name="Subtitle">2018</text:p>
      <text:h text:style-name="Heading_20_1" text:outline-level="1">Taller de Nuevas Tecnologías</text:h>
      <text:p text:style-name="Text_20_body"/>
      <text:h text:style-name="Heading_20_2" text:outline-level="2">Notas</text:h>
      <text:p text:style-name="Standard">Los trabajos pueden realizarse en grupos de hasta dos personas. La fecha de entrega será pautada, en dos semanas a partir de la fecha en la cual esté disponible.</text:p>
      <text:p text:style-name="Standard">El formato de entrega puede ser PDF o HTML (o enlace a repositorio dónde debe haber un documento README.md, README.rtf y/o un Cuaderno Jupyter). Se deberá incluir evidencia de el trabajo realizado. Los trabajos no aprobados tendrán un período de recuperación de una semana posterior a la fecha de recepción de las devoluciones.</text:p>
      <text:p text:style-name="Standard"/>
      <text:h text:style-name="Heading_20_2" text:outline-level="2">Creación de Nodos y uso de File API de HTML5 para archivos SVG</text:h>
      <text:list xml:id="list8852195476454216839" text:style-name="L1">
        <text:list-item>
          <text:p text:style-name="P1">Integre NodeRED en una aplicación Express.<text:span text:style-name="T1">1</text:span> Utilice el proyecto heredado del práctico anterior.</text:p>
          <text:p text:style-name="P1">Se siguió el tutorial sugerido. Los resultados pueden verse en <text:a xlink:type="simple" xlink:href="https://github.com/poximan/TNT-PM/tree/master/Practica/tp3/src/img-node-red/embed" text:style-name="Internet_20_link" text:visited-style-name="Visited_20_Internet_20_Link">https://github.com/poximan/TNT-PM/tree/master/Practica/tp3/src/img-node-red/embed</text:a>.</text:p>
        </text:list-item>
      </text:list>
      <text:p text:style-name="Standard"/>
      <text:list xml:id="list35602732" text:continue-numbering="true" text:style-name="L1">
        <text:list-item>
          <text:p text:style-name="P1">Agregue una vista en la aplicación que contiene a NodeRED que sirva a través de HTTP un formulario que utilice la File API de HTML5.<text:span text:style-name="T1">2 </text:span>Inyecte los contenidos en un formulario mediante manipulación de DOM como entradas ocultas.</text:p>
          <text:p text:style-name="P1">Se realizó para test, se pudo subir un archivo pero luego se eliminó todo cuando se logró integrar esto mismo en un nodo de node-red.</text:p>
        </text:list-item>
      </text:list>
      <text:p text:style-name="Standard"/>
      <text:list xml:id="list35582867" text:continue-numbering="true" text:style-name="L1">
        <text:list-item>
          <text:p text:style-name="P1"><text:soft-page-break/>Basándose en la guía oficial de NodeRED<text:span text:style-name="T1">3</text:span> cree un Nodo llamado SVGStorage que almacene dentro de la definición archivos SVG.</text:p>
          <text:p text:style-name="P1">Se siguió el tutorial sugerido. Los resultados pueden verse en <text:a xlink:type="simple" xlink:href="https://github.com/poximan/TNT-PM/tree/master/Practica/tp3/src/img-node-red/mis-nodos/node-red-contrib-svg-storage" text:style-name="Internet_20_link" text:visited-style-name="Visited_20_Internet_20_Link">https://github.com/poximan/TNT-PM/tree/master/Practica/tp3/src/img-node-red/mis-nodos/node-red-contrib-svg-storage</text:a>.</text:p>
        </text:list-item>
      </text:list>
      <text:p text:style-name="Standard"/>
      <text:list xml:id="list35594406" text:continue-numbering="true" text:style-name="L1">
        <text:list-item>
          <text:p text:style-name="P1">Agregue a SVGStorage la capacidad de responder a mensajes desde nodos HTTP. No debe crear nuevos objetos como respuestas, sino aumentar las entradas. Ante un mensaje</text:p>
          <text:p text:style-name="P1">{</text:p>
          <text:list>
            <text:list-header>
              <text:p text:style-name="P1">topic: "svg-list"</text:p>
            </text:list-header>
          </text:list>
          <text:p text:style-name="P1">}</text:p>
          <text:p text:style-name="P1">debe ser capaz de responder con un diccionario de objetos SVG (archivos) almacenados (a través del pto 3.). Ej:</text:p>
          <text:p text:style-name="P1">{</text:p>
          <text:list text:continue-numbering="true">
            <text:list-header>
              <text:p text:style-name="P1">topic: "svg-list"</text:p>
              <text:p text:style-name="P1">payload: [</text:p>
              <text:list>
                <text:list-header>
                  <text:p text:style-name="P1">{</text:p>
                  <text:list>
                    <text:list-header>
                      <text:p text:style-name="P1">id: 'file-1',</text:p>
                      <text:p text:style-name="P1">name: 'Diagrama 1',</text:p>
                    </text:list-header>
                  </text:list>
                  <text:p text:style-name="P1">},</text:p>
                  <text:p text:style-name="P1">{</text:p>
                  <text:list text:continue-numbering="true">
                    <text:list-header>
                      <text:p text:style-name="P1">id: 'file-1',</text:p>
                      <text:p text:style-name="P1">name: 'Diagrama 2',</text:p>
                    </text:list-header>
                  </text:list>
                  <text:p text:style-name="P1">}</text:p>
                </text:list-header>
              </text:list>
              <text:p text:style-name="P1">]</text:p>
            </text:list-header>
          </text:list>
          <text:p text:style-name="P1">}</text:p>
          <text:p text:style-name="P1">Se realizó usando los ejemplos propuestos en <text:a xlink:type="simple" xlink:href="https://nodered.org/docs/creating-nodes/node-js#sending-messages" text:style-name="Internet_20_link" text:visited-style-name="Visited_20_Internet_20_Link">https://nodered.org/docs/creating-nodes/node-js#sending-messages</text:a>.</text:p>
          <text:p text:style-name="P1">Para probar, usar {server}/sca/{comando}. Para este caso, y si la arquitectura <text:soft-page-break/>cliente/servidor corriese en el mismo host, seria http://localhost/sca/svg-list.</text:p>
        </text:list-item>
      </text:list>
      <text:p text:style-name="Standard"/>
      <text:list xml:id="list35586440" text:continue-numbering="true" text:style-name="L1">
        <text:list-item>
          <text:p text:style-name="P1">Agregue a SVGStorage la capacidad de responder mensajes donde el tópico sea</text:p>
          <text:p text:style-name="P1">svg-get-&lt;id&gt;. El payload debe ser el contenido del archivo.</text:p>
          <text:p text:style-name="P1">{</text:p>
          <text:list>
            <text:list-header>
              <text:p text:style-name="P1">topic: "svg-get-ID"</text:p>
            </text:list-header>
          </text:list>
          <text:p text:style-name="P1">}</text:p>
          <text:p text:style-name="P1">Realizado. Para probar, usar {server}/sca/{comando}. Para este caso, y si la arquitectura cliente/servidor corriese en el mismo host, seria <text:a xlink:type="simple" xlink:href="http://localhost/sca/svg-get-0" text:style-name="Internet_20_link" text:visited-style-name="Visited_20_Internet_20_Link">http://localhost/sca/svg-get-0</text:a> para el primer archivo, <text:a xlink:type="simple" xlink:href="http://localhost/sca/svg-get-1" text:style-name="Internet_20_link" text:visited-style-name="Visited_20_Internet_20_Link">http://localhost/sca/svg-get-1</text:a> para el segundo, etc.</text:p>
        </text:list-item>
      </text:list>
      <text:p text:style-name="Standard"/>
      <text:list xml:id="list35604444" text:continue-numbering="true" text:style-name="L1">
        <text:list-item>
          <text:p text:style-name="P1">Agregue el código necesario para poder obtener los archivos si los mensajes son ingresados a través de un nodo de entrada HTTP. Cree un flujo con entrada HTTP, su nodo y un nodo de salida.</text:p>
          <text:p text:style-name="P2">En linea siguiente comienza flow exportado para este caso de uso...</text:p>
          <text:p text:style-name="P1">[{"id":"97c007d6.8a4068","type":"tab","label":"tp3","disabled":false,"info":""},{"id":"aba2ee14.4554f","type":"http in","z":"97c007d6.8a4068","name":"","url":"/:topic","method":"get","upload":false,"swaggerDoc":"","x":140,"y":60,"wires":[["351903ae.bf0eb4"]]},{"id":"f3939400.5f4d4","type":"http response","z":"97c007d6.8a4068","name":"","statusCode":"","headers":{},"x":130,"y":220,"wires":[]},{"id":"351903ae.bf0eb4","type":"svg-storage","z":"97c007d6.8a4068","cantidad":"1","archivo_nombre_0":"tambor.svg","archivo_contenido_0":"&lt;?xml version=\"1.0\" encoding=\"UTF-8\"?&gt;\n&lt;svg width=\"374px\" height=\"374px\" viewBox=\"0 0 374 374\" version=\"1.1\" xmlns=\"http://www.w3.org/2000/svg\" xmlns:xlink=\"http://www.w3.org/1999/xlink\"&gt;\n <text:s text:c="3"/>&lt;!-- Generator: Sketch 46.2 (44496) - http://www.bohemiancoding.com/sketch --&gt;\n <text:s text:c="3"/>&lt;title&gt;Artboard&lt;/title&gt;\n <text:s text:c="3"/>&lt;desc&gt;Created with Sketch.&lt;/desc&gt;\n <text:s text:c="3"/>&lt;defs&gt;\n <text:s text:c="7"/>&lt;path d=\"M161.361429,23.2432217 L9.54105594,23.2432217 C4.27063039,23.2432217 0.00335952674,18.9786385 0.00335952674,13.7115724 C0.00335952674,8.44786594 4.27063039,4.17992317 9.54105594,4.17992317 C9.54105594,4.17992317 43.2142643,0.449504678 85.4267178,0.449504678 C127.646562,0.449504678 <text:soft-page-break/>161.320443,4.17992317 161.320443,4.17992317 C166.586837,4.17992317 170.858139,8.44786594 170.858139,13.7115724 C170.858139,18.9618408 166.615729,23.2183612 161.361429,23.2432217 L161.361429,23.2432217 Z\" id=\"path-1\"&gt;&lt;/path&gt;\n <text:s text:c="7"/>&lt;path d=\"M204.591147,225.309348 C204.591147,225.309348 184.685951,234.717367 103.571522,234.717367 C22.4564205,234.717367 3.13175083,225.309348 3.13175083,225.309348 C1.52724086,225.309348 0.229119724,224.012571 0.229119724,222.408733 L0.229119724,6.90853079 C0.229119724,5.30469272 1.52724086,4.00724349 3.13175083,4.00724349 C3.13175083,4.00724349 42.6108933,0.360141266 103.571522,0.360141266 C164.531478,0.360141266 204.591147,4.00724349 204.591147,4.00724349 C206.196329,4.00724349 207.49445,5.30469272 207.49445,6.90853079 L207.49445,222.408733 C207.49445,224.012571 206.196329,225.309348 204.591147,225.309348 Z\" id=\"path-3\"&gt;&lt;/path&gt;\n <text:s text:c="7"/>&lt;path d=\"M10.4414091,0.262043086 L211.569556,0.262043086 C217.134276,0.262043086 221.646792,4.77052797 221.646792,10.3365919 C221.646792,15.893921 217.134276,20.4030778 211.569556,20.4030778 L10.4414091,20.4030778 C4.87198568,20.4030778 0.360141266,15.893921 0.360141266,10.3365919 C0.360141266,4.77052797 4.87198568,0.262043086 10.4414091,0.262043086 L10.4414091,0.262043086 Z\" id=\"path-5\"&gt;&lt;/path&gt;\n <text:s text:c="7"/>&lt;path d=\"M10.4414091,0.60941815 L211.569556,0.60941815 C217.134276,0.60941815 221.646792,5.11857494 221.646792,10.6799355 C221.646792,16.2372646 217.134276,20.7464214 211.569556,20.7464214 L10.4414091,20.7464214 C4.87198568,20.7464214 0.360141266,16.2372646 0.360141266,10.6799355 C0.360141266,5.11857494 4.87198568,0.60941815 10.4414091,0.60941815 Z\" id=\"path-7\"&gt;&lt;/path&gt;\n <text:s text:c="7"/>&lt;path d=\"M8.75425478,0.525429982 L47.6528711,0.525429982 C52.189576,0.525429982 55.859523,4.19739271 55.859523,8.72737856 C55.859523,13.2607239 52.189576,16.9367181 47.6528711,16.9367181 L8.75425478,16.9367181 C4.21687796,16.9367181 0.542899521,13.2607239 0.542899521,8.72737856 C0.542899521,4.19739271 4.21687796,0.525429982 8.75425478,0.525429982 Z\" id=\"path-9\"&gt;&lt;/path&gt;\n <text:s text:c="3"/>&lt;/defs&gt;\n <text:s text:c="3"/>&lt;g id=\"Page-1\" stroke=\"none\" stroke-width=\"1\" fill=\"none\" fill-rule=\"evenodd\"&gt;\n <text:s text:c="7"/>&lt;g id=\"Artboard\"&gt;\n <text:s text:c="11"/>&lt;rect id=\"produkte_content_third_keg\" x=\"66\" y=\"64\" width=\"252\" height=\"252\"&gt;&lt;/rect&gt;\n <text:s text:c="11"/>&lt;g id=\"Clipped\" transform=\"translate(106.743750, 67.592088)\"&gt;\n <text:s text:c="15"/>&lt;mask id=\"mask-2\" fill=\"white\"&gt;\n <text:s text:c="19"/>&lt;use xlink:href=\"#path-1\"&gt;&lt;/use&gt;\n <text:s text:c="15"/>&lt;/mask&gt;\n <text:s text:c="15"/><text:soft-page-break/>&lt;g id=\"Shape\"&gt;&lt;/g&gt;\n <text:s text:c="15"/>&lt;rect id=\"Rectangle-path\" fill=\"#E0E6EE\" fill-rule=\"nonzero\" mask=\"url(#mask-2)\" x=\"-3.13443845\" y=\"-2.68762139\" width=\"177.129703\" height=\"29.0679692\"&gt;&lt;/rect&gt;\n <text:s text:c="11"/>&lt;/g&gt;\n <text:s text:c="11"/>&lt;g id=\"Clipped\" transform=\"translate(88.602306, 77.670668)\"&gt;\n <text:s text:c="15"/>&lt;mask id=\"mask-4\" fill=\"white\"&gt;\n <text:s text:c="19"/>&lt;use xlink:href=\"#path-3\"&gt;&lt;/use&gt;\n <text:s text:c="15"/>&lt;/mask&gt;\n <text:s text:c="15"/>&lt;g id=\"Shape\"&gt;&lt;/g&gt;\n <text:s text:c="15"/>&lt;rect id=\"Rectangle-path\" fill=\"#9EB1C5\" fill-rule=\"nonzero\" mask=\"url(#mask-4)\" x=\"-2.90867825\" y=\"-2.7769848\" width=\"213.540254\" height=\"240.631478\"&gt;&lt;/rect&gt;\n <text:s text:c="11"/>&lt;/g&gt;\n <text:s text:c="11"/>&lt;g id=\"Clipped\" transform=\"translate(81.211347, 144.861203)\"&gt;\n <text:s text:c="15"/>&lt;mask id=\"mask-6\" fill=\"white\"&gt;\n <text:s text:c="19"/>&lt;use xlink:href=\"#path-5\"&gt;&lt;/use&gt;\n <text:s text:c="15"/>&lt;/mask&gt;\n <text:s text:c="15"/>&lt;g id=\"Shape\"&gt;&lt;/g&gt;\n <text:s text:c="15"/>&lt;rect id=\"Rectangle-path\" fill=\"#E0E6EE\" fill-rule=\"nonzero\" mask=\"url(#mask-6)\" x=\"-2.7769848\" y=\"-2.87575489\" width=\"227.560903\" height=\"26.4159587\"&gt;&lt;/rect&gt;\n <text:s text:c="11"/>&lt;/g&gt;\n <text:s text:c="11"/>&lt;g id=\"Clipped\" transform=\"translate(81.211347, 210.036022)\"&gt;\n <text:s text:c="15"/>&lt;mask id=\"mask-8\" fill=\"white\"&gt;\n <text:s text:c="19"/>&lt;use xlink:href=\"#path-7\"&gt;&lt;/use&gt;\n <text:s text:c="15"/>&lt;/mask&gt;\n <text:s text:c="15"/>&lt;g id=\"Shape\"&gt;&lt;/g&gt;\n <text:s text:c="15"/>&lt;rect id=\"Rectangle-path\" fill=\"#E0E6EE\" fill-rule=\"nonzero\" mask=\"url(#mask-8)\" x=\"-2.7769848\" y=\"-2.52770792\" width=\"227.560903\" height=\"26.4119273\"&gt;&lt;/rect&gt;\n <text:s text:c="11"/>&lt;/g&gt;\n <text:s text:c="11"/>&lt;g id=\"Clipped\" transform=\"translate(159.824273, 263.788450)\"&gt;\n <text:s text:c="15"/>&lt;mask id=\"mask-10\" fill=\"white\"&gt;\n <text:s text:c="19"/>&lt;use xlink:href=\"#path-9\"&gt;&lt;/use&gt;\n <text:s text:c="15"/>&lt;/mask&gt;\n <text:s text:c="15"/>&lt;g id=\"Shape\"&gt;&lt;/g&gt;\n <text:s text:c="15"/>&lt;rect id=\"Rectangle-path\" fill=\"#E0E6EE\" fill-rule=\"nonzero\" mask=\"url(#mask-10)\" x=\"-2.59422655\" y=\"-2.61169609\" width=\"61.5915475\" height=\"22.6862122\"&gt;&lt;/rect&gt;\n <text:s text:c="11"/>&lt;/g&gt;\n <text:s text:c="7"/>&lt;/g&gt;\n <text:s text:c="3"/>&lt;/g&gt;\n&lt;/svg&gt;","x":130,"y":140,"wires":[["f3939400.5f4d4"]]}]</text:p>
          <text:p text:style-name="P2">En linea anterior finaliza flow exportado para este caso de us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55S</meta:editing-duration>
    <meta:editing-cycles>9</meta:editing-cycles>
    <meta:generator>OpenOffice/4.1.3$Win32 OpenOffice.org_project/413m1$Build-9783</meta:generator>
    <dc:date>2018-06-03T15:39:32.24</dc:date>
    <dc:creator>hugo donato</dc:creator>
    <meta:document-statistic meta:table-count="0" meta:image-count="0" meta:object-count="0" meta:page-count="5" meta:paragraph-count="44" meta:word-count="702" meta:character-count="8814"/>
    <meta:user-defined meta:name="Info 1"/>
    <meta:user-defined meta:name="Info 2"/>
    <meta:user-defined meta:name="Info 3"/>
    <meta:user-defined meta:name="Info 4"/>
  </office:meta>
</office:document-meta>
</file>